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angal1" svg:font-family="Mangal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Aufgaben</text:p>
          </table:table-cell>
          <table:table-cell office:value-type="string" calcext:value-type="string">
            <text:p>Stund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m Planung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grammablaufpl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ammierung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tionale Funktion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st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gab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Summe</text:p>
          </table:table-cell>
          <table:table-cell table:formula="of:=[.B3]+[.B4]+[.B5]+[.B6]+[.B7]+[.B8]+[.B9]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angal1" svg:font-family="Mangal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8:44:35.770000000</meta:creation-date>
    <dc:date>2019-03-07T08:56:03.147000000</dc:date>
    <meta:editing-duration>PT11M27S</meta:editing-duration>
    <meta:editing-cycles>1</meta:editing-cycles>
    <meta:document-statistic meta:table-count="1" meta:cell-count="18" meta:object-count="0"/>
    <meta:generator>LibreOffice/4.3.7.2$Windows_x86 LibreOffice_project/8a35821d8636a03b8bf4e15b48f59794652c68ba</meta:generator>
  </office:meta>
</office:document-meta>
</file>